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imsun, u5b8bu4f53"/>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8c3" officeooo:paragraph-rsid="000468c3"/>
    </style:style>
    <style:style style:name="P2" style:family="paragraph" style:parent-style-name="Standard">
      <style:text-properties officeooo:rsid="000468c3" officeooo:paragraph-rsid="0005bba7"/>
    </style:style>
    <style:style style:name="P3" style:family="paragraph" style:parent-style-name="Standard">
      <style:text-properties officeooo:rsid="000468c3" officeooo:paragraph-rsid="0006eebf"/>
    </style:style>
    <style:style style:name="P4" style:family="paragraph" style:parent-style-name="Standard">
      <style:text-properties officeooo:rsid="000468c3" officeooo:paragraph-rsid="0007ffb9"/>
    </style:style>
    <style:style style:name="P5" style:family="paragraph" style:parent-style-name="Standard">
      <style:text-properties officeooo:rsid="000468c3" officeooo:paragraph-rsid="000b17a7"/>
    </style:style>
    <style:style style:name="P6" style:family="paragraph" style:parent-style-name="Standard">
      <style:text-properties officeooo:rsid="000468c3" officeooo:paragraph-rsid="000c8d74"/>
    </style:style>
    <style:style style:name="P7" style:family="paragraph" style:parent-style-name="Standard">
      <style:text-properties officeooo:rsid="000468c3" officeooo:paragraph-rsid="000d4c5f"/>
    </style:style>
    <style:style style:name="P8" style:family="paragraph" style:parent-style-name="Standard">
      <style:text-properties officeooo:rsid="000468c3" officeooo:paragraph-rsid="000df9e7"/>
    </style:style>
    <style:style style:name="P9" style:family="paragraph" style:parent-style-name="Standard">
      <style:text-properties officeooo:rsid="000468c3" officeooo:paragraph-rsid="0010ddbf"/>
    </style:style>
    <style:style style:name="P10" style:family="paragraph" style:parent-style-name="Standard">
      <style:text-properties officeooo:rsid="000468c3" officeooo:paragraph-rsid="001170d1"/>
    </style:style>
    <style:style style:name="P11" style:family="paragraph" style:parent-style-name="Standard">
      <style:text-properties officeooo:rsid="000468c3" officeooo:paragraph-rsid="0012db10"/>
    </style:style>
    <style:style style:name="P12" style:family="paragraph" style:parent-style-name="Standard">
      <style:paragraph-properties fo:text-align="center" style:justify-single-word="false"/>
      <style:text-properties fo:font-size="13pt" officeooo:paragraph-rsid="000468c3" style:font-size-asian="13pt" style:font-size-complex="13pt"/>
    </style:style>
    <style:style style:name="P13" style:family="paragraph" style:parent-style-name="Standard">
      <style:text-properties fo:font-size="12pt" officeooo:rsid="000468c3" officeooo:paragraph-rsid="000468c3" style:font-size-asian="12pt" style:font-size-complex="12pt"/>
    </style:style>
    <style:style style:name="P14" style:family="paragraph" style:parent-style-name="Standard">
      <style:text-properties fo:font-size="12pt" officeooo:rsid="000468c3" officeooo:paragraph-rsid="0005bba7" style:font-size-asian="12pt" style:font-size-complex="12pt"/>
    </style:style>
    <style:style style:name="P15" style:family="paragraph" style:parent-style-name="Standard">
      <style:paragraph-properties fo:text-align="center" style:justify-single-word="false"/>
      <style:text-properties fo:font-size="12pt" officeooo:rsid="000b17a7" officeooo:paragraph-rsid="000b17a7" style:font-size-asian="12pt" style:font-size-complex="12pt"/>
    </style:style>
    <style:style style:name="P16" style:family="paragraph" style:parent-style-name="Standard">
      <style:text-properties officeooo:paragraph-rsid="0006eebf"/>
    </style:style>
    <style:style style:name="P17" style:family="paragraph" style:parent-style-name="Standard">
      <style:paragraph-properties fo:text-align="center" style:justify-single-word="false"/>
      <style:text-properties fo:color="#3333ff" fo:font-size="11pt" fo:font-weight="bold" officeooo:rsid="000468c3" officeooo:paragraph-rsid="0006eebf" style:font-size-asian="11pt" style:font-weight-asian="bold" style:font-size-complex="11pt" style:font-weight-complex="bold"/>
    </style:style>
    <style:style style:name="P18" style:family="paragraph" style:parent-style-name="Standard">
      <style:text-properties officeooo:rsid="000df9e7" officeooo:paragraph-rsid="000df9e7"/>
    </style:style>
    <style:style style:name="P19" style:family="paragraph" style:parent-style-name="Standard">
      <style:text-properties officeooo:rsid="0010ddbf" officeooo:paragraph-rsid="0010ddbf"/>
    </style:style>
    <style:style style:name="P20" style:family="paragraph" style:parent-style-name="Standard">
      <style:text-properties officeooo:rsid="0010ddbf" officeooo:paragraph-rsid="001170d1"/>
    </style:style>
    <style:style style:name="P21" style:family="paragraph" style:parent-style-name="Standard">
      <style:text-properties officeooo:paragraph-rsid="001170d1"/>
    </style:style>
    <style:style style:name="T1" style:family="text">
      <style:text-properties officeooo:rsid="000468c3"/>
    </style:style>
    <style:style style:name="T2" style:family="text">
      <style:text-properties officeooo:rsid="0005bba7"/>
    </style:style>
    <style:style style:name="T3" style:family="text">
      <style:text-properties officeooo:rsid="0006eebf"/>
    </style:style>
    <style:style style:name="T4" style:family="text">
      <style:text-properties fo:color="#000000"/>
    </style:style>
    <style:style style:name="T5" style:family="text">
      <style:text-properties fo:color="#000000" officeooo:rsid="000468c3"/>
    </style:style>
    <style:style style:name="T6" style:family="text">
      <style:text-properties fo:color="#000000" fo:font-size="10.5pt" style:font-name-asian="Arial" style:font-size-asian="10.5pt" style:font-size-complex="10.5pt"/>
    </style:style>
    <style:style style:name="T7" style:family="text">
      <style:text-properties officeooo:rsid="0007ffb9"/>
    </style:style>
    <style:style style:name="T8" style:family="text">
      <style:text-properties officeooo:rsid="000b17a7"/>
    </style:style>
    <style:style style:name="T9" style:family="text">
      <style:text-properties fo:color="#3333ff" fo:font-size="11pt" fo:font-weight="bold" style:font-size-asian="11pt" style:font-weight-asian="bold" style:font-size-complex="11pt" style:font-weight-complex="bold"/>
    </style:style>
    <style:style style:name="T10" style:family="text">
      <style:text-properties officeooo:rsid="000c8d74"/>
    </style:style>
    <style:style style:name="T11" style:family="text">
      <style:text-properties officeooo:rsid="000d4c5f"/>
    </style:style>
    <style:style style:name="T12" style:family="text">
      <style:text-properties officeooo:rsid="000df9e7"/>
    </style:style>
    <style:style style:name="T13" style:family="text">
      <style:text-properties officeooo:rsid="0010ddbf"/>
    </style:style>
    <style:style style:name="T14" style:family="text">
      <style:text-properties officeooo:rsid="001170d1"/>
    </style:style>
    <style:style style:name="T15" style:family="text">
      <style:text-properties officeooo:rsid="0012db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text:span text:style-name="T1">阶段性总结：2015.01.04 ~ 2015.01.26</text:span></text:p>
      <text:p text:style-name="P1">----------------------------------------------------------------------------------------------------------------------------</text:p>
      <text:p text:style-name="P13">一，工作环境搭建：</text:p>
      <text:p text:style-name="P1"><text:tab/>1.安装ubuntu 14.04</text:p>
      <text:p text:style-name="P1"><text:tab/>2.更新源</text:p>
      <text:p text:style-name="P1"><text:tab/>3.安装编译环境</text:p>
      <text:p text:style-name="P1"><text:tab/><text:tab/>1. 安装所有的套件</text:p>
      <text:p text:style-name="P1"><text:tab/>sudo apt-get install git-core gnupg flex bison gperf build-essential zip curl zlib1g-dev libc6-dev <text:tab/><text:tab/><text:tab/><text:tab/><text:tab/><text:tab/> lib32ncurses5-dev ia32-libs x11proto-core-dev libx11-dev lib32readline6-dev <text:tab/><text:tab/><text:tab/><text:tab/><text:tab/>lib32z-dev libgl1-mesa-dev g++-multilib mingw32 tofrodos python-markdown </text:p>
      <text:p text:style-name="P1"><text:tab/><text:tab/><text:tab/><text:tab/><text:tab/>libxml2-utils xsltproc</text:p>
      <text:p text:style-name="P1"><text:tab/><text:tab/>2. curl http://commondatastorage.googleapis.com/git-repo-downloads/repo &gt; ~/bin/repo</text:p>
      <text:p text:style-name="P1"><text:tab/><text:tab/>3.sudo dpkg-reconfigure dash<text:tab/>回答no</text:p>
      <text:p text:style-name="P1"><text:tab/><text:tab/>4. 安装 Sun Java 6</text:p>
      <text:p text:style-name="P1"><text:tab/><text:tab/><text:tab/>以 jdk-6u38-linux-x64.bin 为例</text:p>
      <text:p text:style-name="P1"><text:tab/><text:tab/><text:tab/>jdk-6u38-linux-x64.bin COPY 至 HOME</text:p>
      <text:p text:style-name="P1"><text:tab/><text:tab/><text:tab/>cd ~</text:p>
      <text:p text:style-name="P1"><text:tab/><text:tab/><text:tab/>sudo cp jdk-6u38-linux-x64.bin ~/bin</text:p>
      <text:p text:style-name="P1"><text:tab/><text:tab/><text:tab/>cd ~/bin</text:p>
      <text:p text:style-name="P1"><text:tab/><text:tab/><text:tab/>sudo chmod a+x ~/bin/jdk-6u38-linux-x64.bin</text:p>
      <text:p text:style-name="P1"><text:s/><text:tab/><text:tab/><text:tab/>./jdk-6u38-linux-x64.bin</text:p>
      <text:p text:style-name="P1"><text:tab/><text:tab/><text:tab/>sudo gedit ~/.bashrc &amp;</text:p>
      <text:p text:style-name="P1"><text:tab/><text:tab/>至最后一行加上</text:p>
      <text:p text:style-name="P1"><text:tab/><text:tab/><text:tab/># local Envrioment</text:p>
      <text:p text:style-name="P1"><text:tab/><text:tab/><text:tab/>export PATH=/home/$LOGNAME/bin/:$PATH</text:p>
      <text:p text:style-name="P1"><text:tab/><text:tab/><text:tab/>#set java environment </text:p>
      <text:p text:style-name="P1"><text:tab/><text:tab/><text:tab/>JAVA_HOME=/home/$LOGNAME/bin/jdk1.6.0_43</text:p>
      <text:p text:style-name="P1"><text:tab/><text:tab/><text:tab/>export JRE_HOME=/home/$LOGNAME/bin/jdk1.6.0_43/jre</text:p>
      <text:p text:style-name="P1"><text:tab/><text:tab/><text:tab/>export CLASSPATH=.:$JAVA_HOME/lib:$JRE_HOME/lib:$CLASSPATH</text:p>
      <text:p text:style-name="P1"><text:tab/><text:tab/><text:tab/>export PATH=$JAVA_HOME/bin:$JRE_HOME/bin:$PATH</text:p>
      <text:p text:style-name="P1"/>
      <text:p text:style-name="P13">二，熟悉<text:span text:style-name="T2">ubuntu工作环境</text:span></text:p>
      <text:p text:style-name="P1"><text:tab/><text:span text:style-name="T2">1</text:span>.常用快捷键：</text:p>
      <text:p text:style-name="P2"><text:tab/><text:tab/>f11:全屏之间的切换</text:p>
      <text:p text:style-name="P2"><text:tab/><text:tab/>ctrl+shift+c = 复制 </text:p>
      <text:p text:style-name="P2"><text:tab/><text:tab/>ctrl+shift+v = 粘贴</text:p>
      <text:p text:style-name="P2"><text:tab/><text:tab/><text:span text:style-name="T2">Shift+PrintScreenSysRq = 区域截图.</text:span></text:p>
      <text:p text:style-name="P2"/>
      <text:p text:style-name="P14">三，常用工具的熟悉</text:p>
      <text:p text:style-name="P15"><text:span text:style-name="T9">vim相关使用</text:span> </text:p>
      <text:p text:style-name="P2"><text:tab/><text:span text:style-name="T3">1.vim常用功能插件</text:span></text:p>
      <text:p text:style-name="P3"><text:tab/><text:tab/>代码查看工具 Ctags安装及使用，参考： <text:s/><text:span text:style-name="T3">http://blog.csdn.net/duguteng/article/details/7412652</text:span></text:p>
      <text:p text:style-name="P16"><text:span text:style-name="T1"><text:s text:c="14"/>cscope</text:span><text:span text:style-name="T4">工具</text:span><text:span text:style-name="T5">安装及使用，参考：</text:span><text:span text:style-name="T4">cscope</text:span><text:span text:style-name="T5">http://blog.csdn.net/xuwedo2003/article/details/4649860</text:span></text:p>
      <text:p text:style-name="P16"><text:span text:style-name="T5"><text:tab/><text:tab/></text:span></text:p>
      <text:p text:style-name="P1"><text:tab/><text:span text:style-name="T3">2.vim常用命令：</text:span></text:p>
      <text:p text:style-name="P3"><text:tab/><text:tab/>vim 里比较文件不同命令：vim -d file1 file2</text:p>
      <text:p text:style-name="P3"><text:tab/><text:tab/>GG：跳到文件结尾</text:p>
      <text:p text:style-name="P3"><text:tab/><text:tab/>gg：跳到文件开头</text:p>
      <text:p text:style-name="P3"><text:soft-page-break/></text:p>
      <text:p text:style-name="P3"><text:tab/><text:span text:style-name="T3">3.</text:span>.vimr服务内容</text:p>
      <text:p text:style-name="P3"><text:s text:c="2"/><text:tab/><text:tab/> //设置空格空格，TAB，自动对齐功能</text:p>
      <text:p text:style-name="P3"><text:s text:c="3"/><text:tab/><text:tab/>set cindent</text:p>
      <text:p text:style-name="P3"><text:s text:c="3"/><text:tab/><text:tab/>set tabstop=4</text:p>
      <text:p text:style-name="P3"><text:s text:c="3"/><text:tab/><text:tab/>set softtabstop=4</text:p>
      <text:p text:style-name="P3"><text:s text:c="3"/><text:tab/><text:tab/>set shiftwidth=4</text:p>
      <text:p text:style-name="P3"><text:s text:c="3"/><text:tab/><text:tab/>set expandtab</text:p>
      <text:p text:style-name="P3"></text:p>
      <text:p text:style-name="P3"><text:s text:c="3"/><text:tab/><text:tab/>set nobackup</text:p>
      <text:p text:style-name="P3"><text:s text:c="3"/><text:tab/><text:tab/>set noswapfile</text:p>
      <text:p text:style-name="P3"><text:s/></text:p>
      <text:p text:style-name="P3"><text:s/><text:tab/><text:tab/> //设置tags路径</text:p>
      <text:p text:style-name="P3"><text:s text:c="3"/><text:tab/><text:tab/>set tags=tags;</text:p>
      <text:p text:style-name="P3"><text:s text:c="3"/><text:tab/><text:tab/>set autochdir </text:p>
      <text:p text:style-name="P3"/>
      <text:p text:style-name="P3"><text:tab/><text:tab/> //增加gb编码，支持window下中文显示</text:p>
      <text:p text:style-name="P3"><text:s text:c="3"/><text:tab/><text:tab/>let &amp;termencoding=&amp;encoding</text:p>
      <text:p text:style-name="P3"><text:s text:c="3"/><text:tab/><text:tab/>set fileencodings=utf-8,gbk</text:p>
      <text:p text:style-name="P3"/>
      <text:p text:style-name="P17"><text:span text:style-name="T7">git常用功能</text:span></text:p>
      <text:p text:style-name="P4"><text:tab/><text:span text:style-name="T8">1.</text:span>代码同步到github</text:p>
      <text:p text:style-name="P4"><text:tab/><text:tab/>1.建立本地仓库 git init </text:p>
      <text:p text:style-name="P4"><text:tab/><text:tab/>2.添加模块到暂存区 git add</text:p>
      <text:p text:style-name="P4"><text:tab/><text:tab/>3.申请gtihub账户名并创建工作区</text:p>
      <text:p text:style-name="P4"><text:tab/><text:tab/>4.同步github服务端文件 git pull http//:--</text:p>
      <text:p text:style-name="P4"><text:tab/><text:tab/>5.将本地仓库文件上传到github工作区 git push http//:--</text:p>
      <text:p text:style-name="P4"/>
      <text:p text:style-name="P3"><text:tab/><text:span text:style-name="T8">2.代码提交</text:span></text:p>
      <text:p text:style-name="P5"><text:s text:c="3"/><text:tab/><text:tab/>查看状态：git status .</text:p>
      <text:p text:style-name="P5"><text:s text:c="4"/><text:tab/><text:tab/>暂存代码：git add</text:p>
      <text:p text:style-name="P5"><text:s text:c="3"/><text:tab/><text:tab/>提交代码： git commit <text:s/></text:p>
      <text:p text:style-name="P5"><text:s text:c="4"/><text:tab/><text:tab/>合并到上次提交：git commit --amend</text:p>
      <text:p text:style-name="P5"><text:s text:c="4"/><text:tab/><text:tab/>查看服务器提交历史：git log -2</text:p>
      <text:p text:style-name="P6"><text:tab/><text:tab/>查看本地提交历史： git reflog</text:p>
      <text:p text:style-name="P5"><text:s text:c="3"/><text:tab/><text:tab/>看所以分支：git branch -a </text:p>
      <text:p text:style-name="P6"><text:s text:c="4"/><text:tab/><text:tab/>同步代码到服务端<text:span text:style-name="T10">git <text:s/>pus</text:span>h caf HEAD:refs/for/msm8916-113508</text:p>
      <text:p text:style-name="P6"/>
      <text:p text:style-name="P3"><text:tab/><text:span text:style-name="T11">3.分支的合并与创建</text:span></text:p>
      <text:p text:style-name="P7"><text:s text:c="7"/><text:tab/>取消修改文件：git checkout -- &lt;file&gt;</text:p>
      <text:p text:style-name="P7"><text:s text:c="6"/><text:tab/><text:tab/>取消暂存文件：git reset HEAD &lt;file&gt;</text:p>
      <text:p text:style-name="P7"><text:s text:c="6"/><text:tab/><text:tab/>修改最近提交：git commit --amend <text:s text:c="3"/>也可以修改文件，然后再次提交</text:p>
      <text:p text:style-name="P7"><text:s text:c="7"/><text:tab/>查看所有分支：git branch -a</text:p>
      <text:p text:style-name="P7"><text:s text:c="7"/><text:tab/>新建分支：git branch iss53</text:p>
      <text:p text:style-name="P7"><text:s text:c="7"/><text:tab/>切换到改分支：git checkout iss53</text:p>
      <text:p text:style-name="P7"><text:s text:c="7"/><text:tab/>查看已经合并分支：git branch --merged</text:p>
      <text:p text:style-name="P7"><text:s text:c="7"/><text:tab/>查看未合并分支：git branch --no-merged</text:p>
      <text:p text:style-name="P7"><text:s text:c="7"/><text:tab/>新建并切换到该分支：git checkout -b iss53</text:p>
      <text:p text:style-name="P7"><text:soft-page-break/><text:s text:c="7"/><text:tab/>回到主分支：git checkout master</text:p>
      <text:p text:style-name="P7"><text:s text:c="7"/><text:tab/>合并分支：git merge <text:s/>iss53</text:p>
      <text:p text:style-name="P7"><text:s text:c="7"/><text:tab/>合并后删除分支：git branch -d iss53</text:p>
      <text:p text:style-name="P7"><text:s text:c="7"/><text:tab/>未合并后删除分支：git branch -D iss53</text:p>
      <text:p text:style-name="P7"><text:s text:c="7"/><text:tab/>把另一个本地分支的commit修改应用到当前分支: git cherry-pick &lt;commit id&gt;</text:p>
      <text:p text:style-name="P7"><text:s text:c="6"/><text:tab/><text:tab/>撤销提交，退回到暂存区：git reset --hard <text:s/>&lt;id&gt;</text:p>
      <text:p text:style-name="P7"><text:s text:c="7"/><text:tab/>撤消该commit，作为一个新的commit：git revert &lt;commit log string&gt;</text:p>
      <text:p text:style-name="P7"><text:s text:c="7"/><text:tab/>将显示信息输出保存git show &gt; ~/Desktop/gdf.patch</text:p>
      <text:p text:style-name="P7"/>
      <text:p text:style-name="P18"><text:tab/>4.repo代码同步<text:span text:style-name="T1"></text:span></text:p>
      <text:p text:style-name="P8"><text:s text:c="10"/><text:tab/>与服务器同步：repo sync ./ <text:s/></text:p>
      <text:p text:style-name="P8"><text:s text:c="18"/>注:但这会把本地的文件覆盖<text:span text:style-name="T12">，只留下服务器上的代码，如果要同步但保留本地文件，可以用</text:span></text:p>
      <text:p text:style-name="P8"><text:span text:style-name="T12"><text:tab/><text:tab/>git pull <text:s/></text:span></text:p>
      <text:p text:style-name="P8"><text:s/></text:p>
      <text:p text:style-name="P19">四，手机调试</text:p>
      <text:p text:style-name="P19"><text:tab/>1.编译步骤：<text:span text:style-name="T1"></text:span></text:p>
      <text:p text:style-name="P9"><text:s text:c="8"/><text:tab/><text:span text:style-name="T13">1.</text:span>source build/envsetup.sh </text:p>
      <text:p text:style-name="P9"><text:s text:c="7"/><text:tab/><text:span text:style-name="T13">2.</text:span>lunch </text:p>
      <text:p text:style-name="P9"><text:tab/><text:tab/><text:span text:style-name="T13">3.</text:span>配置内核：sudo make menuconfig </text:p>
      <text:p text:style-name="P9"><text:tab/><text:tab/><text:tab/><text:tab/>–-----M是编译成可以随时加入的模块，*是编译进入内核，空就是不要</text:p>
      <text:p text:style-name="P9"><text:s text:c="8"/><text:tab/><text:span text:style-name="T13">3.</text:span>make bootimage -j<text:span text:style-name="T13">n</text:span></text:p>
      <text:p text:style-name="P9"/>
      <text:p text:style-name="P19"><text:tab/>2.调试步骤：</text:p>
      <text:p text:style-name="P19"><text:tab/><text:tab/>1.测试与手机的连接： <text:span text:style-name="T1">lsusb</text:span></text:p>
      <text:p text:style-name="P19"><text:tab/><text:tab/>2.切换到root状态：<text:span text:style-name="T1">按音量下键+电源键 = boot 状态</text:span>，或是<text:span text:style-name="T1">adb reboot bootloader <text:s text:c="2"/></text:span></text:p>
      <text:p text:style-name="P19"><text:tab/><text:tab/>3.烧写boot: <text:span text:style-name="T1">fastboot flash boot out/target/product/HL6180W/boot.img</text:span></text:p>
      <text:p text:style-name="P19"><text:span text:style-name="T1"><text:tab/><text:tab/></text:span>4.重启：<text:span text:style-name="T1">fastboot reboot</text:span></text:p>
      <text:p text:style-name="P19"><text:tab/><text:tab/>5.拔掉usb测试,测试密码：<text:span text:style-name="T1">*#8702#</text:span></text:p>
      <text:p text:style-name="P19"/>
      <text:p text:style-name="P19">五<text:span text:style-name="T14">，驱动代码阅读记录</text:span></text:p>
      <text:p text:style-name="P19"/>
      <text:p text:style-name="P20"><text:tab/><text:span text:style-name="T14">1.相关数据结构：</text:span></text:p>
      <text:p text:style-name="P20"><text:span text:style-name="T14"><text:tab/><text:tab/>1.ssize_t:根据处理器不同，32位为;unsigned int ,64位为unsigned long</text:span></text:p>
      <text:p text:style-name="P1"><text:tab/><text:tab/><text:span text:style-name="T14">2.</text:span>原子变量：atomic_t，某些处理器上这些操作会有限制，此变量不能记录大于24的整数</text:p>
      <text:p text:style-name="P1"><text:tab/><text:tab/><text:span text:style-name="T14">3.</text:span>读写自旋锁:rwlock_t ,一次只能有一个写者，可以有多个读者</text:p>
      <text:p text:style-name="P1"><text:tab/><text:tab/><text:span text:style-name="T14">4.</text:span>struct input_dev：相关分析http://blog.csdn.net/string19820108/article/details/7236808</text:p>
      <text:p text:style-name="P1"/>
      <text:p text:style-name="P10"><text:tab/><text:span text:style-name="T14">2. </text:span>相关宏定义：</text:p>
      <text:p text:style-name="P10"><text:tab/><text:tab/>#pragma pack(1) 制定1字节对齐</text:p>
      <text:p text:style-name="P10"><text:tab/><text:tab/>#pragma pack() <text:s/>恢复默认对齐方式</text:p>
      <text:p text:style-name="P1"/>
      <text:p text:style-name="P1"><text:tab/><text:span text:style-name="T14">2.</text:span>相关函数：</text:p>
      <text:p text:style-name="P21"><text:span text:style-name="T1"><text:tab/><text:tab/>1.#define container_of（，，）</text:span></text:p>
      <text:p text:style-name="P21"><text:span text:style-name="T6"><text:tab/><text:tab/><text:tab/>根据一个结构体变量中的一个域成员变量的指针来获取指向整个结构体变量的指针</text:span></text:p>
      <text:p text:style-name="P10"><text:tab/><text:tab/><text:tab/>相关分析:<text:a xlink:type="simple" xlink:href="http://www.cnblogs.com/sdphome/archive/2011/09/14/2176624.html">http://www.cnblogs.com/sdphome/archive/2011/09/14/2176624.html</text:a></text:p>
      <text:p text:style-name="P1"><text:s text:c="9"/><text:tab/>2.input_report_abs(st480-&gt;input_dev, ABS_Z, mag.mag_z)：报告同步事件</text:p>
      <text:p text:style-name="P1"><text:s text:c="9"/><text:tab/>3.input_sync(st480-&gt;input_dev);用来告诉上层，本次的事件已经完成了. </text:p>
      <text:p text:style-name="P10"><text:s text:c="9"/><text:tab/>4.schedule_delayed_work(&amp;st480-&gt;work, msecs_to_jiffies(st480-&gt;poll_interval))</text:p>
      <text:p text:style-name="P10"><text:soft-page-break/><text:tab/><text:tab/><text:tab/>相关分析: http://blog.csdn.net/dedlous/article/details/21529425</text:p>
      <text:p text:style-name="P10"><text:tab/> <text:tab/>5.ioctl是设备驱动程序中对设备的I/O通道进行管理的函数：</text:p>
      <text:p text:style-name="P10"><text:tab/><text:tab/><text:tab/>相关分析: <text:a xlink:type="simple" xlink:href="http://blog.csdn.net/shanshanpt/article/details/19897897">http://blog.csdn.net/shanshanpt/article/details/19897897</text:a></text:p>
      <text:p text:style-name="P10"/>
      <text:p text:style-name="P10"><text:tab/><text:tab/>6.copy_from_user从用户空间拷贝数据到内核空间，失败返回没有拷贝的字节数<text:span text:style-name="T14">，成功返回0</text:span></text:p>
      <text:p text:style-name="P10"><text:tab/><text:tab/><text:tab/>相关分析 :http://blog.csdn.net/ying_seven/article/details/6959738</text:p>
      <text:p text:style-name="P1"><text:s text:c="3"/></text:p>
      <text:p text:style-name="P1"><text:span text:style-name="T14"><text:tab/>4.</text:span>相关知识：</text:p>
      <text:p text:style-name="P1"><text:tab/><text:tab/><text:span text:style-name="T15">1.</text:span>设备树：基本上就是画一棵电路板上CPU-总线-设备组成的树，Bootloader会将这棵树传递给<text:tab/><text:tab/><text:tab/><text:tab/>内核，然后内核可以识别这棵树</text:p>
      <text:p text:style-name="P1"><text:s text:c="17"/><text:tab/><text:tab/>参考：<text:a xlink:type="simple" xlink:href="http://blog.csdn.net/21cnbao/article/details/8457546">http://blog.csdn.net/21cnbao/article/details/8457546</text:a></text:p>
      <text:p text:style-name="P11"><text:tab/><text:tab/><text:span text:style-name="T15">2.</text:span>regulator <text:span text:style-name="T15">：</text:span>是驱动中电源管理的基础设施<text:span text:style-name="T15">，</text:span>要先注册到内核中，然后使用这些电压输出的模块<text:tab/><text:tab/><text:tab/><text:tab/>get其 regulator,在驱动中的init里，在适当时间中进行电压电流的设置.</text:p>
      <text:p text:style-name="P11"><text:s text:c="10"/><text:tab/><text:tab/><text:tab/>参考：<text:a xlink:type="simple" xlink:href="http://blog.csdn.net/allen6268198/article/details/7357232">http://blog.csdn.net/allen6268198/article/details/7357232</text:a></text:p>
      <text:p text:style-name="P11"><text:tab/><text:tab/><text:span text:style-name="T15">3.</text:span>IS_ERR<text:span text:style-name="T15">：</text:span> 内核是返回其错误值，内核返回的指针一般是指向页面的边界(4K边界)</text:p>
      <text:p text:style-name="P11"><text:tab/><text:tab/><text:tab/> <text:tab/>具体代码查看：/kernel/driver/regulator/core.c</text:p>
      <text:p text:style-name="P11"><text:tab/><text:tab/><text:tab/><text:tab/>参考：1.http://blog.csdn.net/xxu0123456789/article/details/6339625 <text:s/></text:p>
      <text:p text:style-name="P1"/>
      <text:p text:style-name="P1"></text:p>
      <text:p text:style-name="P1">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imsun, u5b8bu4f53"/>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17:35:33.721134389</meta:creation-date>
    <dc:date>2015-01-22T19:39:15.151460182</dc:date>
    <meta:editing-duration>PT2H2M25S</meta:editing-duration>
    <meta:editing-cycles>14</meta:editing-cycles>
    <meta:generator>LibreOffice/4.2.7.2$Linux_X86_64 LibreOffice_project/420m0$Build-2</meta:generator>
    <meta:document-statistic meta:table-count="0" meta:image-count="0" meta:object-count="0" meta:page-count="4" meta:paragraph-count="146" meta:word-count="1372" meta:character-count="4933" meta:non-whitespace-character-count="4019"/>
  </office:meta>
</office:document-meta>
</file>